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4e50" officeooo:paragraph-rsid="001b4e50"/>
    </style:style>
    <style:style style:name="P2" style:family="paragraph" style:parent-style-name="Standard">
      <style:text-properties officeooo:rsid="001b4e50" officeooo:paragraph-rsid="001d519c"/>
    </style:style>
    <style:style style:name="P3" style:family="paragraph" style:parent-style-name="Standard" style:list-style-name="L1">
      <style:text-properties officeooo:paragraph-rsid="001b4e50"/>
    </style:style>
    <style:style style:name="P4" style:family="paragraph" style:parent-style-name="Standard" style:list-style-name="L1">
      <style:text-properties officeooo:paragraph-rsid="001d519c"/>
    </style:style>
    <style:style style:name="P5" style:family="paragraph" style:parent-style-name="Standard">
      <style:paragraph-properties fo:break-before="page"/>
      <style:text-properties officeooo:rsid="001b4e50" officeooo:paragraph-rsid="001d519c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2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b4e50"/>
    </style:style>
    <style:style style:name="T2" style:family="text">
      <style:text-properties officeooo:rsid="001ca7d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r</text:span>aise d3 printer</text:p>
      <text:p text:style-name="Subtitle">prints that matter!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<text:a xlink:type="simple" xlink:href="#__RefHeading___Toc218_1934986007" text:style-name="Index_20_Link" text:visited-style-name="Index_20_Link">1. Einfuehrung<text:tab/>2</text:a></text:p>
          <text:p text:style-name="P9"><text:a xlink:type="simple" xlink:href="#__RefHeading___Toc210_1934986007" text:style-name="Index_20_Link" text:visited-style-name="Index_20_Link">1.1. Sicherheitshinweise<text:tab/>2</text:a></text:p>
          <text:p text:style-name="P9"><text:a xlink:type="simple" xlink:href="#__RefHeading___Toc212_1934986007" text:style-name="Index_20_Link" text:visited-style-name="Index_20_Link">1.2. Lieferumfang<text:tab/>2</text:a></text:p>
          <text:p text:style-name="P9"><text:a xlink:type="simple" xlink:href="#__RefHeading___Toc214_1934986007" text:style-name="Index_20_Link" text:visited-style-name="Index_20_Link">1.3. Technische Details<text:tab/>2</text:a></text:p>
          <text:p text:style-name="P6"><text:a xlink:type="simple" xlink:href="#__RefHeading___Toc220_1934986007" text:style-name="Index_20_Link" text:visited-style-name="Index_20_Link">2. Montage des Druckers<text:tab/>3</text:a></text:p>
          <text:p text:style-name="P9"><text:a xlink:type="simple" xlink:href="#__RefHeading___Toc216_1934986007" text:style-name="Index_20_Link" text:visited-style-name="Index_20_Link">2.1. Aufbau des Rahmens<text:tab/>3</text:a></text:p>
        </text:index-body>
      </text:table-of-content>
      <text:p text:style-name="P1"/>
      <text:p text:style-name="P1"/>
      <text:p text:style-name="P1"/>
      <text:h text:style-name="P7" text:outline-level="2"/>
      <text:h text:style-name="P8" text:outline-level="1"><text:bookmark-start text:name="__RefHeading___Toc218_1934986007"/>1. Einfuehrung<text:bookmark-end text:name="__RefHeading___Toc218_1934986007"/></text:h>
      <text:h text:style-name="Heading_20_2" text:outline-level="2"><text:bookmark-start text:name="__RefHeading___Toc210_1934986007"/>1.1. Sicherheitshinweise<text:bookmark-end text:name="__RefHeading___Toc210_1934986007"/></text:h>
      <text:p text:style-name="P1"/>
      <text:p text:style-name="P1">Der Drucker verfuegt ueber eine Reihe von Sicherheitsschaltungen, lassen sie ihn dennoch niemals unbeaufsichtigt.</text:p>
      <text:p text:style-name="P1"/>
      <text:p text:style-name="P1">Heben sie den Drucker nicht an solange der Netzstecker am Geraet eingesteckt ist. Es besteht die Gefahr eines elektrischen Schocks.</text:p>
      <text:p text:style-name="P1"/>
      <text:p text:style-name="P1">Halten sie den Druckraum frei. Das hantieren innerhalb des Bauraums kann zu Verletzungen fuehren.</text:p>
      <text:p text:style-name="P1"/>
      <text:p text:style-name="P1">Beruehren sie niemals die Heizkomponenten waehrend der Drucker eingeschaltet ist, dies kann zu Verbrennungen fuehren.</text:p>
      <text:p text:style-name="P1"/>
      <text:p text:style-name="P1">Verwenden sie im Brandfall geeignete Feurloescher um der Gefahr eines elektrischen Schocks zu entgehen.</text:p>
      <text:p text:style-name="P1"/>
      <text:p text:style-name="P1">Lassen sie Wartungsarbeiten an der Elektronik und Mechanik von einem Servicetechniker durchfuehren um Schaeden zu vermeiden.</text:p>
      <text:p text:style-name="P1"/>
      <text:p text:style-name="P1">Der Anschluss der Stromfuehrenden Komponenten sollte von einem hierfuer ausgebildeten Elektriker(VDE) erfolgen! Die Firma raise-UAV uebernimmt keine Haftung fuer Schaeden und Verletzungen die aus fehlerhaften Installationen enstanden sind.</text:p>
      <text:p text:style-name="P1"/>
      <text:h text:style-name="Heading_20_2" text:outline-level="2"><text:bookmark-start text:name="__RefHeading___Toc212_1934986007"/>1.2. Lieferumfang<text:bookmark-end text:name="__RefHeading___Toc212_1934986007"/></text:h>
      <text:p text:style-name="P1"/>
      <text:p text:style-name="P1">* d3 Drucker als Bausatz</text:p>
      <text:p text:style-name="P1"/>
      <text:p text:style-name="P1">...</text:p>
      <text:p text:style-name="P1"/>
      <text:h text:style-name="Heading_20_2" text:outline-level="2"><text:bookmark-start text:name="__RefHeading___Toc214_1934986007"/>1.3. Technische Details<text:bookmark-end text:name="__RefHeading___Toc214_1934986007"/></text:h>
      <text:p text:style-name="P1"/>
      <text:p text:style-name="P1">Tabelle</text:p>
      <text:p text:style-name="P1"/>
      <text:h text:style-name="P7" text:outline-level="2"/>
      <text:h text:style-name="P8" text:outline-level="1"><text:bookmark-start text:name="__RefHeading___Toc220_1934986007"/>2. Montage des Druckers<text:bookmark-end text:name="__RefHeading___Toc220_1934986007"/></text:h>
      <text:h text:style-name="Heading_20_2" text:outline-level="2"><text:bookmark-start text:name="__RefHeading___Toc216_1934986007"/>2.1. Aufbau des Rahmens<text:bookmark-end text:name="__RefHeading___Toc216_1934986007"/></text:h>
      <text:p text:style-name="P1"/>
      <text:p text:style-name="P1">Skizze!</text:p>
      <text:p text:style-name="P1"/>
      <text:list xml:id="list7029311107823149606" text:style-name="L1">
        <text:list-item>
          <text:p text:style-name="P3"><text:span text:style-name="T1">Nehmen sie die blauen Winkel aus der Verpackung sowie die Bodenplatte. Befestigen sie lose die ersten vier Winkel an der Bodenplatte mit den beigefuegten M4 x 16mm Schrauben.</text:span></text:p>
        </text:list-item>
        <text:list-item>
          <text:p text:style-name="P4"><text:span text:style-name="T1">Verbinden sie die Seitenteile ueber die PLA Winkel mit der Bodenplatte.</text:span></text:p>
        </text:list-item>
        <text:list-item>
          <text:p text:style-name="P3"><text:span text:style-name="T1">Schrauben sie die mitgelieferten Luefter und die Y-Schrittmotorhalter and die Heckplatte. </text:span></text:p>
        </text:list-item>
        <text:list-item>
          <text:p text:style-name="P3"><text:span text:style-name="T1">Schrauben sie die Front und Heckplatte ebenfalls mit den Winkeln an die Bodenplatte.</text:span></text:p>
        </text:list-item>
      </text:list>
      <text:p text:style-name="P1"/>
      <text:p text:style-name="P5">1. Einfuehrung</text:p>
      <text:p text:style-name="P2"/>
      <text:p text:style-name="P2"><text:tab/>1.1. Sicherheitshinweise<text:tab/></text:p>
      <text:p text:style-name="P2"><text:tab/></text:p>
      <text:p text:style-name="P2"><text:tab/>1.2. Lieferumfang<text:tab/></text:p>
      <text:p text:style-name="P2"><text:tab/></text:p>
      <text:p text:style-name="P2"><text:tab/>1.3. Technische Details</text:p>
      <text:p text:style-name="P2"><text:tab/></text:p>
      <text:p text:style-name="P2">2. Montage des Druckers</text:p>
      <text:p text:style-name="P2"><text:tab/></text:p>
      <text:p text:style-name="P2"><text:tab/>2.1. Aufbau des Rahmens </text:p>
      <text:p text:style-name="P2"><text:tab/></text:p>
      <text:p text:style-name="P2"><text:tab/>2.2. Installation der Linearmechanik</text:p>
      <text:p text:style-name="P2"><text:tab/></text:p>
      <text:p text:style-name="P2"><text:tab/>2.3. Installation der elektronischen Komponenten</text:p>
      <text:p text:style-name="P2"><text:tab/></text:p>
      <text:p text:style-name="P2"><text:tab/>2.4. Verkabelung </text:p>
      <text:p text:style-name="P2"><text:tab/></text:p>
      <text:p text:style-name="P2"><text:tab/>2.5. Ausrichten des Druckbetts</text:p>
      <text:p text:style-name="P2"><text:tab/></text:p>
      <text:p text:style-name="P2">3.<text:tab/>Software</text:p>
      <text:p text:style-name="P2"/>
      <text:p text:style-name="P2"><text:tab/>3.1. Cura installation</text:p>
      <text:p text:style-name="P2"><text:tab/></text:p>
      <text:p text:style-name="P2"><text:tab/>3.2. WLAN Einrichtung</text:p>
      <text:p text:style-name="P2"><text:tab/></text:p>
      <text:p text:style-name="P2"><text:tab/>3.3. Koppeln des Druckers mit Cura</text:p>
      <text:p text:style-name="P2"><text:tab/></text:p>
      <text:p text:style-name="P2">4.<text:tab/>Allgemeiner Workflow</text:p>
      <text:p text:style-name="P2"/>
      <text:p text:style-name="P2">5.<text:tab/>Support</text:p>
      <text:p text:style-name="P2"/>
      <text:p text:style-name="P2">6.<text:tab/>Rechtli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0:45:57.946000000</meta:creation-date>
    <dc:date>2017-09-18T21:41:40.692000000</dc:date>
    <meta:editing-duration>PT15M11S</meta:editing-duration>
    <meta:editing-cycles>2</meta:editing-cycles>
    <meta:generator>LibreOffice/5.2.6.2$Windows_X86_64 LibreOffice_project/a3100ed2409ebf1c212f5048fbe377c281438fdc</meta:generator>
    <meta:document-statistic meta:table-count="0" meta:image-count="0" meta:object-count="0" meta:page-count="4" meta:paragraph-count="59" meta:word-count="296" meta:character-count="2117" meta:non-whitespace-character-count="1844"/>
  </office:meta>
</office:document-meta>
</file>